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Roboto" svg:font-family="Roboto" style:font-family-generic="roman" style:font-pitch="variable"/>
    <style:font-face style:name="Roboto Light" svg:font-family="'Roboto Light'" style:font-family-generic="roman" style:font-pitch="variable"/>
    <style:font-face style:name="Roboto Light1" svg:font-family="'Roboto Light'" style:font-pitch="variable"/>
    <style:font-face style:name="Roboto Light2" svg:font-family="'Roboto Light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Table6" style:family="table">
      <style:table-properties style:width="6.5in" table:align="margins"/>
    </style:style>
    <style:style style:name="Table6.A" style:family="table-column">
      <style:table-column-properties style:column-width="1in" style:rel-column-width="10082*"/>
    </style:style>
    <style:style style:name="Table6.B" style:family="table-column">
      <style:table-column-properties style:column-width="5.5in" style:rel-column-width="55453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1" style:family="table" style:master-page-name="">
      <style:table-properties style:width="6.5in" style:page-number="auto" table:align="margins"/>
    </style:style>
    <style:style style:name="Table1.A" style:family="table-column">
      <style:table-column-properties style:column-width="1.75in" style:rel-column-width="17644*"/>
    </style:style>
    <style:style style:name="Table1.B" style:family="table-column">
      <style:table-column-properties style:column-width="4.75in" style:rel-column-width="47891*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Roboto Light" officeooo:rsid="0003099f" officeooo:paragraph-rsid="0003099f" style:font-name-asian="Roboto Light2" style:font-name-complex="Roboto Light2"/>
    </style:style>
    <style:style style:name="P2" style:family="paragraph" style:parent-style-name="Standard">
      <style:text-properties style:font-name="Roboto Light" style:font-name-asian="Roboto Light2" style:font-name-complex="Roboto Light2"/>
    </style:style>
    <style:style style:name="P3" style:family="paragraph" style:parent-style-name="Table_20_Contents">
      <style:text-properties style:font-name="Roboto Light" officeooo:rsid="0001d9a6" officeooo:paragraph-rsid="0003099f" style:font-name-asian="Roboto Light2" style:font-name-complex="Roboto Light2"/>
    </style:style>
    <style:style style:name="P4" style:family="paragraph" style:parent-style-name="Table_20_Contents">
      <style:text-properties style:font-name="Roboto Light" fo:font-weight="bold" officeooo:rsid="0001d9a6" officeooo:paragraph-rsid="0003099f" style:font-name-asian="Roboto Light2" style:font-weight-asian="bold" style:font-name-complex="Roboto Light2" style:font-weight-complex="bold"/>
    </style:style>
    <style:style style:name="P5" style:family="paragraph" style:parent-style-name="Standard">
      <style:text-properties style:font-name="Roboto" fo:font-size="12pt" officeooo:rsid="0003099f" officeooo:paragraph-rsid="0003099f" style:font-name-asian="Roboto1" style:font-size-asian="12pt" style:font-name-complex="Roboto1" style:font-size-complex="12pt"/>
    </style:style>
    <style:style style:name="P6" style:family="paragraph" style:parent-style-name="Standard">
      <style:text-properties style:font-name="Roboto Light1" officeooo:paragraph-rsid="0003099f"/>
    </style:style>
    <style:style style:name="P7" style:family="paragraph" style:parent-style-name="Table_20_Contents">
      <style:paragraph-properties>
        <style:tab-stops>
          <style:tab-stop style:position="3.5626in"/>
        </style:tab-stops>
      </style:paragraph-properties>
      <style:text-properties style:font-name="Roboto Light1" officeooo:rsid="0003099f" officeooo:paragraph-rsid="0003099f"/>
    </style:style>
    <style:style style:name="P8" style:family="paragraph" style:parent-style-name="Table_20_Contents">
      <style:text-properties style:font-name="Roboto Light1" officeooo:rsid="0003099f" officeooo:paragraph-rsid="0003099f"/>
    </style:style>
    <style:style style:name="P9" style:family="paragraph" style:parent-style-name="Table_20_Contents">
      <style:text-properties style:font-name="Roboto Light1"/>
    </style:style>
    <style:style style:name="P10" style:family="paragraph" style:parent-style-name="Table_20_Contents">
      <style:text-properties style:font-name="Roboto Light1" fo:font-weight="bold" officeooo:rsid="0003099f" officeooo:paragraph-rsid="0003099f" style:font-weight-asian="bold" style:font-weight-complex="bold"/>
    </style:style>
    <style:style style:name="P11" style:family="paragraph" style:parent-style-name="Standard" style:master-page-name="Standard">
      <style:paragraph-properties style:page-number="1"/>
      <style:text-properties style:font-name="Roboto Light" style:font-name-asian="Roboto Light2" style:font-name-complex="Roboto Light2"/>
    </style:style>
    <style:style style:name="P12" style:family="paragraph" style:parent-style-name="Table_20_Contents" style:list-style-name="L3">
      <loext:graphic-properties draw:fill="none"/>
      <style:paragraph-properties fo:line-height="115%" fo:orphans="0" fo:widows="0" fo:background-color="transparent" text:number-lines="false" text:line-number="0"/>
      <style:text-properties style:font-name="Roboto Light1" officeooo:rsid="0006cc4d" officeooo:paragraph-rsid="0006cc4d"/>
    </style:style>
    <style:style style:name="T1" style:family="text">
      <style:text-properties officeooo:rsid="0003099f"/>
    </style:style>
    <style:style style:name="T2" style:family="text">
      <style:text-properties style:text-position="super 58%" officeooo:rsid="0003099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6c297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">Capstone Project</text:span> | <text:span text:style-name="T1">3</text:span><text:span text:style-name="T2">rd</text:span><text:span text:style-name="T1"> </text:span>Quarter</text:p>
      <text:p text:style-name="P5">Task 3: Hypothesis Testing</text:p>
      <text:p text:style-name="P1">February 2 2022</text:p>
      <text:p text:style-name="P2"/>
      <table:table table:name="Table6" table:style-name="Table6">
        <table:table-column table:style-name="Table6.A"/>
        <table:table-column table:style-name="Table6.B"/>
        <table:table-row table:style-name="TableLine94620537928080">
          <table:table-cell table:style-name="Table6.A1" office:value-type="string">
            <text:p text:style-name="P4">Project Topic</text:p>
          </table:table-cell>
          <table:table-cell table:style-name="Table6.B1" office:value-type="string">
            <text:p text:style-name="P3">A Comparison between <text:span text:style-name="T3">Merge Sort</text:span> and <text:span text:style-name="T3">Quicksort</text:span></text:p>
          </table:table-cell>
        </table:table-row>
      </table:table>
      <text:p text:style-name="P6"/>
      <table:table table:name="Table1" table:style-name="Table1">
        <table:table-column table:style-name="Table1.A"/>
        <table:table-column table:style-name="Table1.B"/>
        <table:table-row table:style-name="TableLine94620538245808">
          <table:table-cell table:style-name="Table1.A1" office:value-type="string">
            <text:p text:style-name="P7"><text:span text:style-name="T3">General Research Focus</text:span> (this contains the aim of the study)</text:p>
          </table:table-cell>
          <table:table-cell table:style-name="Table1.B1" office:value-type="string">
            <text:p text:style-name="P9">The aim of this comparative study <text:s/>is to understand the comparison between the two sorting algorithms, merge sort and quicksort. At this stage in the research the comparison will be generally defined as {definition of the topic … }</text:p>
          </table:table-cell>
        </table:table-row>
        <table:table-row table:style-name="TableLine94620538409088">
          <table:table-cell table:style-name="Table1.A2" office:value-type="string">
            <text:p text:style-name="P10">Main Research Question</text:p>
          </table:table-cell>
          <table:table-cell table:style-name="Table1.B3" office:value-type="string">
            <text:p text:style-name="P8">Which sorting algorithm is better?</text:p>
          </table:table-cell>
        </table:table-row>
        <table:table-row table:style-name="TableLine94620537928352">
          <table:table-cell table:style-name="Table1.A2" office:value-type="string">
            <text:p text:style-name="P10">Hypothesis or Specific Research Questions</text:p>
          </table:table-cell>
          <table:table-cell table:style-name="Table1.B3" office:value-type="string">
            <text:p text:style-name="P10">Hypothesis</text:p>
            <text:p text:style-name="P8">Quicksort will be faster due to <text:span text:style-name="T4">optimized methods of sorting and comparing values</text:span></text:p>
            <text:p text:style-name="P8"/>
            <text:p text:style-name="P10">Specific Research Question</text:p>
            <text:list xml:id="list449420526" text:style-name="L3">
              <text:list-item>
                <text:p text:style-name="P12">Which sorting algorithm makes the least use of comparisons?</text:p>
              </text:list-item>
              <text:list-item>
                <text:p text:style-name="P12">Which sorting algorithm uses the least amount of memory?</text:p>
              </text:list-item>
              <text:list-item>
                <text:p text:style-name="P12">Which sorting algorithm uses the least amount of CPU power?</text:p>
              </text:list-item>
            </text:list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Roboto" svg:font-family="Roboto" style:font-family-generic="roman" style:font-pitch="variable"/>
    <style:font-face style:name="Roboto Light" svg:font-family="'Roboto Light'" style:font-family-generic="roman" style:font-pitch="variable"/>
    <style:font-face style:name="Roboto Light1" svg:font-family="'Roboto Light'" style:font-pitch="variable"/>
    <style:font-face style:name="Roboto Light2" svg:font-family="'Roboto Light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5.2.0$Linux_X86_64 LibreOffice_project/20$Build-2</meta:generator>
    <dc:title>BAG3 Template</dc:title>
    <meta:creation-date>2022-02-03T19:09:17.946022961</meta:creation-date>
    <meta:editing-duration>PT1H2M52S</meta:editing-duration>
    <meta:editing-cycles>4</meta:editing-cycles>
    <dc:date>2022-02-06T19:07:31.012546243</dc:date>
    <meta:document-statistic meta:table-count="2" meta:image-count="0" meta:object-count="0" meta:page-count="1" meta:paragraph-count="16" meta:word-count="131" meta:character-count="810" meta:non-whitespace-character-count="697"/>
  </office:meta>
</office:document-meta>
</file>